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table:number-columns-repeated="1005"/>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2:13:13.90596203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5T02:06:49.568016665</dc:date>
    <meta:creation-date>2016-09-05T22:47:24Z</meta:creation-date>
    <meta:editing-cycles>1281</meta:editing-cycles>
    <meta:editing-duration>P26DT2H13S</meta:editing-duration>
    <meta:generator>LibreOffice/5.2.7.2$Linux_X86_64 LibreOffice_project/20m0$Build-2</meta:generator>
    <meta:document-statistic meta:table-count="4" meta:cell-count="4000" meta:object-count="0"/>
  </office:meta>
</office:document-meta>
</file>